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0000ff" draw:marker-start-width="0.8cm" draw:marker-end-width="0.8cm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2" style:family="graphic" style:parent-style-name="standard">
      <style:graphic-properties svg:stroke-width="0.2cm" svg:stroke-color="#cc0000" draw:marker-start-width="0.8cm" draw:marker-end-width="0.8cm" draw:fill-color="#ff8080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3" style:family="graphic" style:parent-style-name="standard">
      <style:graphic-properties svg:stroke-width="0.2cm" svg:stroke-color="#cc9900" draw:marker-start-width="0.8cm" draw:marker-end-width="0.8cm" draw:fill-color="#ffffcc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4" style:family="graphic" style:parent-style-name="standard">
      <style:graphic-properties svg:stroke-width="0.2cm" svg:stroke-color="#009900" draw:marker-start-width="0.8cm" draw:marker-end-width="0.8cm" draw:fill-color="#ccffcc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6600cc" draw:marker-start-width="0.8cm" draw:marker-end-width="0.8cm" draw:fill-color="#cc99ff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cc3300" draw:marker-start-width="0.8cm" draw:marker-end-width="0.8cm" draw:fill-color="#ffcc99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7" style:family="graphic" style:parent-style-name="standard">
      <style:graphic-properties svg:stroke-width="0.2cm" draw:marker-start-width="0.8cm" draw:marker-end-width="0.8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4.658cm" svg:height="1.578cm" svg:x="10.642cm" svg:y="17.461cm">
          <text:p text:style-name="P1">BackendA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658cm" svg:height="1.578cm" svg:x="7.942cm" svg:y="10.6cm">
          <text:p text:style-name="P1">Task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658cm" svg:height="1.578cm" svg:x="5.342cm" svg:y="13.922cm">
          <text:p text:style-name="P1">Parameters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658cm" svg:height="1.578cm" svg:x="7.9cm" svg:y="7.222cm">
          <text:p text:style-name="P1">Step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658cm" svg:height="1.578cm" svg:x="11.642cm" svg:y="2.322cm">
          <text:p text:style-name="P1">Jo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.658cm" svg:height="1.578cm" svg:x="0.942cm" svg:y="7.2cm">
          <text:p text:style-name="P1">Validati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658cm" svg:height="1.578cm" svg:x="14.9cm" svg:y="7.223cm">
          <text:p text:style-name="P1">Step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658cm" svg:height="1.578cm" svg:x="21.9cm" svg:y="7.224cm">
          <text:p text:style-name="P1">Step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cm" svg:height="26.2cm" draw:transform="rotate (-1.57079632679579) translate (27.1cm 4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1" draw:layer="layout" svg:width="4.658cm" svg:height="1.578cm" svg:x="14.943cm" svg:y="10.623cm">
          <text:p text:style-name="P1">Task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658cm" svg:height="1.578cm" svg:x="21.944cm" svg:y="10.624cm">
          <text:p text:style-name="P1">Task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2cm" svg:height="0.8cm" svg:x="6.2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2cm" svg:height="0.8cm" svg:x="13.201cm" svg:y="7.6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2cm" svg:height="0.8cm" svg:x="20.202cm" svg:y="7.6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4.658cm" svg:height="1.578cm" svg:x="21.701cm" svg:y="17.323cm">
          <text:p text:style-name="P1">BackendB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658cm" svg:height="1.578cm" svg:x="12.343cm" svg:y="13.923cm">
          <text:p text:style-name="P3"><text:span text:style-name="T1">Parameters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658cm" svg:height="1.578cm" svg:x="19.344cm" svg:y="13.924cm">
          <text:p text:style-name="P3"><text:span text:style-name="T1">Parameters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2cm" svg:height="0.8cm" draw:transform="rotate (-1.57079632679579) translate (10.601cm 9.1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2cm" svg:height="0.8cm" draw:transform="rotate (-1.57079632679579) translate (17.601cm 9.1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2cm" svg:height="0.8cm" draw:transform="rotate (-1.57079632679579) translate (24.601cm 9.10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2cm" svg:height="0.8cm" draw:transform="rotate (0.7853981633973) translate (7.694cm 13.1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2cm" svg:height="0.8cm" draw:transform="rotate (0.7853981633973) translate (14.695cm 13.1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2cm" svg:height="0.8cm" draw:transform="rotate (0.7853981633973) translate (21.696cm 13.1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.122cm" svg:height="13.8cm" draw:transform="rotate (1.5707963267946) translate (6.1cm 1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" draw:layer="layout" svg:width="0.943cm" svg:height="7.2cm" draw:transform="rotate (1.5707963267946) translate (20.4cm 16.74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Buchan</meta:initial-creator>
    <meta:creation-date>2015-07-24T14:47:12</meta:creation-date>
    <meta:editing-duration>PT1H9M42S</meta:editing-duration>
    <meta:editing-cycles>20</meta:editing-cycles>
    <dc:date>2015-07-24T15:56:26</dc:date>
    <dc:creator>Daniel Buchan</dc:creator>
    <meta:generator>OpenOffice/4.1.1$Unix OpenOffice.org_project/411m6$Build-9775</meta:generator>
    <meta:document-statistic meta:object-count="48"/>
  </office:meta>
</office:document-meta>
</file>